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c39d9"/>
    </style:style>
    <style:style style:name="P2" style:family="paragraph" style:parent-style-name="Standard">
      <style:paragraph-properties fo:text-align="justify" style:justify-single-word="false"/>
      <style:text-properties officeooo:rsid="0000db83" officeooo:paragraph-rsid="001c39d9"/>
    </style:style>
    <style:style style:name="P3" style:family="paragraph" style:parent-style-name="Standard" style:list-style-name="L7">
      <style:text-properties officeooo:rsid="0000db83" officeooo:paragraph-rsid="001c39d9"/>
    </style:style>
    <style:style style:name="P4" style:family="paragraph" style:parent-style-name="Standard">
      <style:text-properties officeooo:rsid="0000c342" officeooo:paragraph-rsid="001c39d9"/>
    </style:style>
    <style:style style:name="P5" style:family="paragraph" style:parent-style-name="Standard">
      <style:paragraph-properties fo:text-align="justify" style:justify-single-word="false"/>
      <style:text-properties officeooo:rsid="0000c342" officeooo:paragraph-rsid="001c39d9"/>
    </style:style>
    <style:style style:name="P6" style:family="paragraph" style:parent-style-name="Standard">
      <style:paragraph-properties fo:text-align="justify" style:justify-single-word="false"/>
      <style:text-properties officeooo:rsid="0000c342" officeooo:paragraph-rsid="002116dc"/>
    </style:style>
    <style:style style:name="P7" style:family="paragraph" style:parent-style-name="Standard" style:list-style-name="L7">
      <style:text-properties officeooo:rsid="0000c342" officeooo:paragraph-rsid="001c39d9"/>
    </style:style>
    <style:style style:name="P8" style:family="paragraph" style:parent-style-name="Standard" style:list-style-name="L7">
      <style:text-properties officeooo:rsid="0000c342" officeooo:paragraph-rsid="001d964c"/>
    </style:style>
    <style:style style:name="P9" style:family="paragraph" style:parent-style-name="Standard" style:list-style-name="L8">
      <style:text-properties officeooo:rsid="0000c342" officeooo:paragraph-rsid="001c39d9"/>
    </style:style>
    <style:style style:name="P10" style:family="paragraph" style:parent-style-name="Standard" style:list-style-name="L9">
      <style:text-properties officeooo:rsid="0000c342" officeooo:paragraph-rsid="001c39d9"/>
    </style:style>
    <style:style style:name="P11" style:family="paragraph" style:parent-style-name="Standard" style:list-style-name="L10">
      <style:text-properties officeooo:rsid="0000c342" officeooo:paragraph-rsid="001c39d9"/>
    </style:style>
    <style:style style:name="P12" style:family="paragraph" style:parent-style-name="Standard" style:list-style-name="L11">
      <style:text-properties officeooo:rsid="0000c342" officeooo:paragraph-rsid="001c39d9"/>
    </style:style>
    <style:style style:name="P13" style:family="paragraph" style:parent-style-name="Standard" style:list-style-name="L11">
      <style:text-properties officeooo:rsid="0000c342" officeooo:paragraph-rsid="00241e42"/>
    </style:style>
    <style:style style:name="P14" style:family="paragraph" style:parent-style-name="Standard">
      <style:text-properties officeooo:rsid="0000c342" officeooo:paragraph-rsid="001d964c"/>
    </style:style>
    <style:style style:name="P15" style:family="paragraph" style:parent-style-name="Standard">
      <style:text-properties officeooo:rsid="0000c342" officeooo:paragraph-rsid="0023c929"/>
    </style:style>
    <style:style style:name="P16" style:family="paragraph" style:parent-style-name="Standard">
      <style:text-properties officeooo:rsid="0000c342" officeooo:paragraph-rsid="0029f18c"/>
    </style:style>
    <style:style style:name="P17" style:family="paragraph" style:parent-style-name="Standard">
      <style:text-properties officeooo:rsid="0023dec8" officeooo:paragraph-rsid="001c39d9"/>
    </style:style>
    <style:style style:name="P18" style:family="paragraph" style:parent-style-name="Standard">
      <style:paragraph-properties fo:text-align="justify" style:justify-single-word="false"/>
      <style:text-properties officeooo:rsid="00039b78" officeooo:paragraph-rsid="001c39d9"/>
    </style:style>
    <style:style style:name="P19" style:family="paragraph" style:parent-style-name="Standard">
      <style:text-properties officeooo:rsid="0015e5e5" officeooo:paragraph-rsid="001c39d9"/>
    </style:style>
    <style:style style:name="P20" style:family="paragraph" style:parent-style-name="Standard" style:list-style-name="L1">
      <style:text-properties officeooo:rsid="00190091" officeooo:paragraph-rsid="001c39d9"/>
    </style:style>
    <style:style style:name="P21" style:family="paragraph" style:parent-style-name="Standard">
      <style:text-properties officeooo:rsid="00190091" officeooo:paragraph-rsid="001c39d9"/>
    </style:style>
    <style:style style:name="P22" style:family="paragraph" style:parent-style-name="Standard">
      <style:text-properties officeooo:rsid="00203e3a" officeooo:paragraph-rsid="001c39d9"/>
    </style:style>
    <style:style style:name="P23" style:family="paragraph" style:parent-style-name="Standard">
      <style:text-properties officeooo:rsid="000424b2" officeooo:paragraph-rsid="001c39d9"/>
    </style:style>
    <style:style style:name="P24" style:family="paragraph" style:parent-style-name="Standard">
      <style:text-properties fo:font-weight="bold" officeooo:rsid="001df448" officeooo:paragraph-rsid="001c39d9" style:font-weight-asian="bold" style:font-weight-complex="bold"/>
    </style:style>
    <style:style style:name="P25" style:family="paragraph" style:parent-style-name="Standard">
      <style:text-properties fo:font-weight="bold" officeooo:rsid="00595eb2" officeooo:paragraph-rsid="001d964c" style:font-weight-asian="bold" style:font-weight-complex="bold"/>
    </style:style>
    <style:style style:name="P26" style:family="paragraph" style:parent-style-name="Standard">
      <style:text-properties fo:font-weight="bold" officeooo:rsid="0027f8c4" officeooo:paragraph-rsid="0027f8c4" style:font-weight-asian="bold" style:font-weight-complex="bold"/>
    </style:style>
    <style:style style:name="P27" style:family="paragraph" style:parent-style-name="Standard">
      <style:text-properties officeooo:rsid="001df448" officeooo:paragraph-rsid="001c39d9"/>
    </style:style>
    <style:style style:name="P28" style:family="paragraph" style:parent-style-name="Standard">
      <style:text-properties officeooo:rsid="0021cfea" officeooo:paragraph-rsid="001c39d9"/>
    </style:style>
    <style:style style:name="P29" style:family="paragraph" style:parent-style-name="Standard">
      <style:text-properties officeooo:rsid="00097358" officeooo:paragraph-rsid="001c39d9"/>
    </style:style>
    <style:style style:name="P30" style:family="paragraph" style:parent-style-name="Standard">
      <style:text-properties officeooo:rsid="00061f78" officeooo:paragraph-rsid="001c39d9"/>
    </style:style>
    <style:style style:name="P31" style:family="paragraph" style:parent-style-name="Standard" style:list-style-name="L7">
      <style:text-properties officeooo:paragraph-rsid="001d964c"/>
    </style:style>
    <style:style style:name="P32" style:family="paragraph" style:parent-style-name="Standard">
      <style:text-properties officeooo:rsid="0051167c" officeooo:paragraph-rsid="001d964c"/>
    </style:style>
    <style:style style:name="P33" style:family="paragraph" style:parent-style-name="Standard">
      <style:text-properties officeooo:rsid="00595eb2" officeooo:paragraph-rsid="001d964c"/>
    </style:style>
    <style:style style:name="P34" style:family="paragraph" style:parent-style-name="Standard">
      <style:text-properties officeooo:rsid="001f6fdf" officeooo:paragraph-rsid="001f6fdf"/>
    </style:style>
    <style:style style:name="P35" style:family="paragraph" style:parent-style-name="Standard">
      <style:text-properties officeooo:rsid="00835ee5" officeooo:paragraph-rsid="001f6fdf"/>
    </style:style>
    <style:style style:name="P36" style:family="paragraph" style:parent-style-name="Standard">
      <style:text-properties fo:font-size="14pt" style:text-underline-style="none" fo:font-weight="bold" officeooo:rsid="00835ee5" officeooo:paragraph-rsid="001f6fdf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2pt" style:text-underline-style="none" fo:font-weight="normal" officeooo:rsid="00835ee5" officeooo:paragraph-rsid="001f6fdf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835ee5" officeooo:paragraph-rsid="003792b2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1f6fdf" officeooo:paragraph-rsid="001f6fdf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3792b2" officeooo:paragraph-rsid="003792b2" style:font-size-asian="10.5pt" style:font-weight-asian="normal" style:font-size-complex="12pt" style:font-weight-complex="normal"/>
    </style:style>
    <style:style style:name="P41" style:family="paragraph" style:parent-style-name="Standard">
      <style:text-properties officeooo:rsid="0023c929" officeooo:paragraph-rsid="0023c929"/>
    </style:style>
    <style:style style:name="P42" style:family="paragraph" style:parent-style-name="Standard">
      <style:text-properties officeooo:rsid="004d972e" officeooo:paragraph-rsid="0023c929"/>
    </style:style>
    <style:style style:name="P43" style:family="paragraph" style:parent-style-name="Standard">
      <style:text-properties officeooo:rsid="004d972e" officeooo:paragraph-rsid="003507d2"/>
    </style:style>
    <style:style style:name="P44" style:family="paragraph" style:parent-style-name="Standard">
      <style:text-properties officeooo:rsid="00241e42" officeooo:paragraph-rsid="00241e42"/>
    </style:style>
    <style:style style:name="P45" style:family="paragraph" style:parent-style-name="Standard">
      <style:text-properties officeooo:rsid="0024bfa0" officeooo:paragraph-rsid="0024bfa0"/>
    </style:style>
    <style:style style:name="P46" style:family="paragraph" style:parent-style-name="Standard">
      <style:text-properties officeooo:rsid="0029f18c" officeooo:paragraph-rsid="0029f18c"/>
    </style:style>
    <style:style style:name="P47" style:family="paragraph" style:parent-style-name="Standard">
      <style:text-properties officeooo:rsid="002d5531" officeooo:paragraph-rsid="002d5531"/>
    </style:style>
    <style:style style:name="P48" style:family="paragraph" style:parent-style-name="Standard">
      <style:text-properties officeooo:rsid="002f02e1" officeooo:paragraph-rsid="002f02e1"/>
    </style:style>
    <style:style style:name="P49" style:family="paragraph" style:parent-style-name="Heading_20_1" style:list-style-name="">
      <style:text-properties officeooo:paragraph-rsid="001c39d9"/>
    </style:style>
    <style:style style:name="P50" style:family="paragraph" style:parent-style-name="Heading_20_1">
      <style:text-properties officeooo:paragraph-rsid="001c39d9"/>
    </style:style>
    <style:style style:name="P51" style:family="paragraph" style:parent-style-name="Heading_20_1">
      <style:paragraph-properties fo:break-before="page"/>
      <style:text-properties officeooo:paragraph-rsid="001c39d9"/>
    </style:style>
    <style:style style:name="T1" style:family="text">
      <style:text-properties style:font-name="Liberation Serif1" officeooo:rsid="000b6c4b"/>
    </style:style>
    <style:style style:name="T2" style:family="text">
      <style:text-properties style:font-name="Liberation Serif1" officeooo:rsid="0023dec8"/>
    </style:style>
    <style:style style:name="T3" style:family="text">
      <style:text-properties style:font-name="Liberation Serif1" style:text-underline-style="none"/>
    </style:style>
    <style:style style:name="T4" style:family="text">
      <style:text-properties style:font-name="Liberation Serif1" style:text-underline-style="none" fo:font-weight="bold" officeooo:rsid="0023dec8" style:font-weight-asian="bold" style:font-weight-complex="bold"/>
    </style:style>
    <style:style style:name="T5" style:family="text">
      <style:text-properties style:font-name="Liberation Serif1" style:text-underline-style="none" fo:font-weight="bold" officeooo:rsid="004b9b32" style:font-weight-asian="bold" style:font-weight-complex="bold"/>
    </style:style>
    <style:style style:name="T6" style:family="text">
      <style:text-properties style:font-name="Liberation Serif1" style:text-underline-style="none" fo:font-weight="bold" officeooo:rsid="0071c789" style:font-weight-asian="bold" style:font-weight-complex="bold"/>
    </style:style>
    <style:style style:name="T7" style:family="text">
      <style:text-properties style:font-name="Liberation Serif1" style:text-underline-style="none" fo:font-weight="bold" officeooo:rsid="0024bfa0" style:font-weight-asian="bold" style:font-weight-complex="bold"/>
    </style:style>
    <style:style style:name="T8" style:family="text">
      <style:text-properties style:font-name="Liberation Serif1" style:text-underline-style="none" fo:font-weight="bold" officeooo:rsid="00256037" style:font-weight-asian="bold" style:font-weight-complex="bold"/>
    </style:style>
    <style:style style:name="T9" style:family="text">
      <style:text-properties style:font-name="Liberation Serif1" fo:font-weight="bold" officeooo:rsid="004b9b32" style:font-weight-asian="bold" style:font-weight-complex="bold"/>
    </style:style>
    <style:style style:name="T10" style:family="text">
      <style:text-properties style:font-name="Liberation Serif1" fo:font-weight="bold" officeooo:rsid="0071c789" style:font-weight-asian="bold" style:font-weight-complex="bold"/>
    </style:style>
    <style:style style:name="T11" style:family="text">
      <style:text-properties officeooo:rsid="0000db83"/>
    </style:style>
    <style:style style:name="T12" style:family="text">
      <style:text-properties officeooo:rsid="001c39d9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00c342"/>
    </style:style>
    <style:style style:name="T15" style:family="text">
      <style:text-properties officeooo:rsid="000b6c4b"/>
    </style:style>
    <style:style style:name="T16" style:family="text">
      <style:text-properties officeooo:rsid="00136675"/>
    </style:style>
    <style:style style:name="T17" style:family="text">
      <style:text-properties officeooo:rsid="0015e5e5"/>
    </style:style>
    <style:style style:name="T18" style:family="text">
      <style:text-properties officeooo:rsid="001eba82"/>
    </style:style>
    <style:style style:name="T19" style:family="text">
      <style:text-properties officeooo:rsid="00372ece"/>
    </style:style>
    <style:style style:name="T20" style:family="text">
      <style:text-properties officeooo:rsid="00442cd7"/>
    </style:style>
    <style:style style:name="T21" style:family="text">
      <style:text-properties officeooo:rsid="0033f86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af45" style:font-weight-asian="bold" style:font-weight-complex="bold"/>
    </style:style>
    <style:style style:name="T24" style:family="text">
      <style:text-properties fo:font-weight="bold" officeooo:rsid="001d964c" style:font-weight-asian="bold" style:font-weight-complex="bold"/>
    </style:style>
    <style:style style:name="T25" style:family="text">
      <style:text-properties fo:font-weight="bold" officeooo:rsid="0029f18c" style:font-weight-asian="bold" style:font-weight-complex="bold"/>
    </style:style>
    <style:style style:name="T26" style:family="text">
      <style:text-properties officeooo:rsid="0018af45"/>
    </style:style>
    <style:style style:name="T27" style:family="text">
      <style:text-properties officeooo:rsid="000424b2"/>
    </style:style>
    <style:style style:name="T28" style:family="text">
      <style:text-properties officeooo:rsid="00022e6d"/>
    </style:style>
    <style:style style:name="T29" style:family="text">
      <style:text-properties officeooo:rsid="0021cfea"/>
    </style:style>
    <style:style style:name="T30" style:family="text">
      <style:text-properties officeooo:rsid="001c06ed"/>
    </style:style>
    <style:style style:name="T31" style:family="text">
      <style:text-properties officeooo:rsid="002a3ef6"/>
    </style:style>
    <style:style style:name="T32" style:family="text">
      <style:text-properties officeooo:rsid="003bbd87"/>
    </style:style>
    <style:style style:name="T33" style:family="text">
      <style:text-properties officeooo:rsid="00320d34"/>
    </style:style>
    <style:style style:name="T34" style:family="text">
      <style:text-properties officeooo:rsid="003163ac"/>
    </style:style>
    <style:style style:name="T35" style:family="text">
      <style:text-properties officeooo:rsid="00203e3a"/>
    </style:style>
    <style:style style:name="T36" style:family="text">
      <style:text-properties officeooo:rsid="0041c12f"/>
    </style:style>
    <style:style style:name="T37" style:family="text">
      <style:text-properties officeooo:rsid="00310ada"/>
    </style:style>
    <style:style style:name="T38" style:family="text">
      <style:text-properties officeooo:rsid="002bb1c9"/>
    </style:style>
    <style:style style:name="T39" style:family="text">
      <style:text-properties officeooo:rsid="00291247"/>
    </style:style>
    <style:style style:name="T40" style:family="text">
      <style:text-properties officeooo:rsid="004ab143"/>
    </style:style>
    <style:style style:name="T41" style:family="text">
      <style:text-properties officeooo:rsid="004ecb02"/>
    </style:style>
    <style:style style:name="T42" style:family="text">
      <style:text-properties officeooo:rsid="003056e2"/>
    </style:style>
    <style:style style:name="T43" style:family="text">
      <style:text-properties officeooo:rsid="0046986a"/>
    </style:style>
    <style:style style:name="T44" style:family="text">
      <style:text-properties officeooo:rsid="0048aa21"/>
    </style:style>
    <style:style style:name="T45" style:family="text">
      <style:text-properties officeooo:rsid="00426a8d"/>
    </style:style>
    <style:style style:name="T46" style:family="text">
      <style:text-properties officeooo:rsid="000906ba"/>
    </style:style>
    <style:style style:name="T47" style:family="text">
      <style:text-properties officeooo:rsid="001d964c"/>
    </style:style>
    <style:style style:name="T48" style:family="text">
      <style:text-properties officeooo:rsid="0051167c"/>
    </style:style>
    <style:style style:name="T49" style:family="text">
      <style:text-properties officeooo:rsid="0073c784"/>
    </style:style>
    <style:style style:name="T50" style:family="text">
      <style:text-properties officeooo:rsid="00595eb2"/>
    </style:style>
    <style:style style:name="T51" style:family="text">
      <style:text-properties officeooo:rsid="001f1deb"/>
    </style:style>
    <style:style style:name="T52" style:family="text">
      <style:text-properties officeooo:rsid="001f6fdf"/>
    </style:style>
    <style:style style:name="T53" style:family="text">
      <style:text-properties officeooo:rsid="004b9b32"/>
    </style:style>
    <style:style style:name="T54" style:family="text">
      <style:text-properties officeooo:rsid="00215728"/>
    </style:style>
    <style:style style:name="T55" style:family="text">
      <style:text-properties officeooo:rsid="0023c929"/>
    </style:style>
    <style:style style:name="T56" style:family="text">
      <style:text-properties officeooo:rsid="006ed060"/>
    </style:style>
    <style:style style:name="T57" style:family="text">
      <style:text-properties officeooo:rsid="00241e42"/>
    </style:style>
    <style:style style:name="T58" style:family="text">
      <style:text-properties officeooo:rsid="00256037"/>
    </style:style>
    <style:style style:name="T59" style:family="text">
      <style:text-properties officeooo:rsid="0029f00c"/>
    </style:style>
    <style:style style:name="T60" style:family="text">
      <style:text-properties officeooo:rsid="0029f18c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9f18c" style:font-weight-asian="normal" style:font-weight-complex="normal"/>
    </style:style>
    <style:style style:name="T63" style:family="text">
      <style:text-properties officeooo:rsid="003507d2"/>
    </style:style>
    <style:style style:name="T64" style:family="text">
      <style:text-properties officeooo:rsid="003792b2"/>
    </style:style>
    <style:style style:name="T65" style:family="text">
      <style:text-properties officeooo:rsid="00397eb3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<text:span text:style-name="T13">Contexte</text:span><text:span text:style-name="T14"> </text:span></text:h>
      <text:p text:style-name="P4"/>
      <text:p text:style-name="P5">L'entreprise <text:span text:style-name="T15">Global Trans</text:span><text:span text:style-name="T1">©,</text:span> spécialisée dans la logistique <text:span text:style-name="T11">possède plusieurs équipes de développement qui travaillent sur des outils internes et des plate-formes web accédées par ses clients.</text:span></text:p>
      <text:p text:style-name="P5"/>
      <text:p text:style-name="P2">Les équipes de développement sont en plein essor et on estime que le nombre de développeurs va doubler dans les 18 mois ; notamment en raison du <text:span text:style-name="T12">renforcement du </text:span>développement <text:span text:style-name="T12">pour les mobiles et de la mise en place d’outil d’exploitation des données (Big Data) </text:span></text:p>
      <text:p text:style-name="P5"/>
      <text:p text:style-name="P18">Les développeurs se plaignent de leur manque d'indépendance et du manque de réactivité pour la mise en place <text:span text:style-name="T16">de</text:span> nouvelle<text:span text:style-name="T16">s</text:span> machine<text:span text:style-name="T16">s</text:span>. Suite au lobbying du responsable du pôle développement auprès du DSI, il a été décidé de <text:span text:style-name="T54">renforcer l’équipe d’infrastructure (vous) pour que la plateforme d’hébergement des développements soit plus efficace.</text:span></text:p>
      <text:p text:style-name="P19"/>
      <text:h text:style-name="P50" text:outline-level="1">Organisation <text:span text:style-name="T18">de l'entreprise</text:span></text:h>
      <text:p text:style-name="P4"/>
      <text:p text:style-name="P21">La DSI <text:span text:style-name="T19">possède</text:span> <text:span text:style-name="T20">trois</text:span> cellules :</text:p>
      <text:list xml:id="list2217717928" text:style-name="L1">
        <text:list-item>
          <text:p text:style-name="P20">Infrastructures</text:p>
        </text:list-item>
        <text:list-item>
          <text:p text:style-name="P20">Support aux utilisateurs</text:p>
        </text:list-item>
        <text:list-item>
          <text:p text:style-name="P20">Développements</text:p>
        </text:list-item>
      </text:list>
      <text:p text:style-name="P22"/>
      <text:p text:style-name="P4"/>
      <text:p text:style-name="P23">Les développeurs sont répartis en cinq équipes qui <text:span text:style-name="T17">possèdent</text:span> toutes un nom de code :</text:p>
      <text:p text:style-name="P4"/>
      <text:list xml:id="list3043599361" text:style-name="L7">
        <text:list-item>
          <text:p text:style-name="P7"><text:span text:style-name="T21">Équipe</text:span> <text:span text:style-name="T22">mikado </text:span>: composée de <text:span text:style-name="T12">6</text:span> développeurs (<text:span text:style-name="T17">développements</text:span> Java sur des <text:span text:style-name="T17">plate-formes</text:span> Windows) </text:p>
        </text:list-item>
        <text:list-item>
          <text:p text:style-name="P7"><text:span text:style-name="T21">Équipe</text:span> <text:span text:style-name="T22">shunkworks </text:span>: composée de 8 développeurs (<text:span text:style-name="T17">développements</text:span> Web <text:span text:style-name="T12">sur socle Linux)</text:span></text:p>
        </text:list-item>
        <text:list-item>
          <text:p text:style-name="P3"><text:span text:style-name="T21">Équipe</text:span> <text:span text:style-name="T22">firework</text:span><text:span text:style-name="T23">s </text:span>: composé<text:span text:style-name="T26">e</text:span> de <text:span text:style-name="T12">4</text:span> <text:s/><text:span text:style-name="T27">développeurs</text:span> (<text:span text:style-name="T26">développements</text:span> <text:span text:style-name="T28">pour plate-formes mobiles android et ios)</text:span></text:p>
        </text:list-item>
        <text:list-item>
          <text:p text:style-name="P31"><text:span text:style-name="T21">Équipe </text:span><text:span text:style-name="T24">avenger</text:span><text:span text:style-name="T23">s </text:span><text:span text:style-name="T11">: composée de 6 <text:s/>développeurs (développements autour du Big Data, utilisation de HBASE et ArangoDB )</text:span></text:p>
          <text:p text:style-name="P8"/>
        </text:list-item>
      </text:list>
      <text:p text:style-name="P4"/>
      <text:p text:style-name="P22"/>
      <text:p text:style-name="P4"/>
      <text:h text:style-name="P49" text:outline-level="1"/>
      <text:h text:style-name="P51" text:outline-level="1">Infrastructures <text:span text:style-name="T29">pour le développement</text:span></text:h>
      <text:p text:style-name="P4"/>
      <text:h text:style-name="P1" text:outline-level="2">Virtualisation </text:h>
      <text:p text:style-name="P21"/>
      <text:p text:style-name="P21">Les <text:span text:style-name="T30">machines virtuelles sont hébergées sur une plate-forme VMware composée de deux clusters pilotés par un vCenter dédié. Le choix de cluster séparés tient à des raisons historiques de gestion des achats. La gestion des ressources est en mode "best effort", il n'y a pas de réservation (RAM, CPU, ..)</text:span></text:p>
      <text:p text:style-name="P4"/>
      <text:p text:style-name="P4"/>
      <text:p text:style-name="P4"><text:span text:style-name="T31">L</text:span>e <text:span text:style-name="T22">cluster 1</text:span> est composé de <text:span text:style-name="T31">deux</text:span> <text:span text:style-name="T30">serveurs Dell </text:span>(Bi-cpu 2.53GHz Xeon E55430, <text:span text:style-name="T32">32</text:span>go de RAM<text:span text:style-name="T30">)</text:span> en vSphere <text:span text:style-name="T47">6</text:span>.0 <text:span text:style-name="T31">en licence standard.</text:span></text:p>
      <text:p text:style-name="P4"/>
      <text:p text:style-name="P4">Il y a actuellement 15 machines virtuelles sur ce cluster :</text:p>
      <text:p text:style-name="P4"/>
      <text:list xml:id="list3322596532" text:style-name="L8">
        <text:list-item>
          <text:p text:style-name="P9">mikado{1-10<text:span text:style-name="T30">}</text:span> </text:p>
        </text:list-item>
        <text:list-item>
          <text:p text:style-name="P9">shun<text:span text:style-name="T33">k</text:span>works<text:span text:style-name="T30">{</text:span>1-5<text:span text:style-name="T30">}</text:span></text:p>
        </text:list-item>
      </text:list>
      <text:p text:style-name="P4"/>
      <text:p text:style-name="P41">Le CPU utilisé du premier serveur est de <text:s/>20 % et sa RAM à 65 %. </text:p>
      <text:p text:style-name="P41">Le CPU utilisé du deuxième serveur est de <text:s/>15 % et sa RAM à 60 %.</text:p>
      <text:p text:style-name="P4"/>
      <text:p text:style-name="P4"><text:span text:style-name="T31">L</text:span>e <text:span text:style-name="T22">cluster 2</text:span> est composé de <text:span text:style-name="T31">deux</text:span> <text:span text:style-name="T30">serveurs Dell </text:span>(Bi-cpu 3.33GHz Xeon E5680,<text:span text:style-name="T32">64</text:span>go de RAM<text:span text:style-name="T30">) </text:span>en vSphere <text:span text:style-name="T47">6</text:span>.1 <text:span text:style-name="T31">en licence standard.</text:span></text:p>
      <text:p text:style-name="P4"/>
      <text:p text:style-name="P4">Il y a actuellement <text:span text:style-name="T47">14</text:span> machines virtuelles sur ce cluster : </text:p>
      <text:p text:style-name="P4"/>
      <text:list xml:id="list2271239342" text:style-name="L9">
        <text:list-item>
          <text:p text:style-name="P10">eclipse<text:span text:style-name="T30">{</text:span>1-4<text:span text:style-name="T30">}</text:span> </text:p>
        </text:list-item>
        <text:list-item>
          <text:p text:style-name="P10">avengers<text:span text:style-name="T30">{</text:span>1-<text:span text:style-name="T47">10}</text:span> </text:p>
        </text:list-item>
      </text:list>
      <text:p text:style-name="P4"/>
      <text:p text:style-name="P41">Le CPU utilisé du premier serveur est de <text:s/>5 % et sa RAM à 35 %. </text:p>
      <text:p text:style-name="P41">Le CPU utilisé du deuxième serveur est de <text:s/>50 % et sa RAM à 70 %.</text:p>
      <text:p text:style-name="P15"/>
      <text:h text:style-name="P1" text:outline-level="2">Stockage</text:h>
      <text:p text:style-name="P24"/>
      <text:p text:style-name="P14">Les 4 hyperviseurs sont reliés <text:span text:style-name="T48">en iSCSI à baie Dell Equallogic PS6100 (disques de 900GB SAS, 10K) .</text:span></text:p>
      <text:p text:style-name="P32"><text:span text:style-name="T57">8</text:span> LUN de 1To sont présentés aux hyperviseurs.</text:p>
      <text:p text:style-name="P33"><text:s/><text:tab/></text:p>
      <text:p text:style-name="P33">Taille totale <text:span text:style-name="T49">des DS </text:span>: <text:span text:style-name="T57">8</text:span>To</text:p>
      <text:p text:style-name="P32"><text:span text:style-name="T50">Utilisé</text:span> : <text:span text:style-name="T57">8To</text:span></text:p>
      <text:p text:style-name="P26">Capacité de la baie : 10To</text:p>
      <text:p text:style-name="P25"/>
      <text:p text:style-name="P4"/>
      <text:p text:style-name="P4">Le cluster 1 monte <text:span text:style-name="T34">deux</text:span> datastores : </text:p>
      <text:list xml:id="list511017053" text:style-name="L10">
        <text:list-item>
          <text:p text:style-name="P11">Cluster-dev1-DS1 <text:span text:style-name="T35">(1To)</text:span></text:p>
        </text:list-item>
        <text:list-item>
          <text:p text:style-name="P11">Cluster-dev1-DS<text:span text:style-name="T36">2</text:span> <text:s/><text:span text:style-name="T35">(1To)</text:span></text:p>
        </text:list-item>
      </text:list>
      <text:p text:style-name="P4"/>
      <text:p text:style-name="P4"><text:soft-page-break/></text:p>
      <text:p text:style-name="P4">Le cluster 2 monte <text:span text:style-name="T34">deux</text:span> datastores : </text:p>
      <text:list xml:id="list878698548" text:style-name="L11">
        <text:list-item>
          <text:p text:style-name="P12">Cluster-dev2-DS1 <text:span text:style-name="T35">(1To)</text:span></text:p>
        </text:list-item>
        <text:list-item>
          <text:p text:style-name="P12">Cluster-dev2-DS<text:span text:style-name="T36">2</text:span> <text:span text:style-name="T35">(1To)</text:span></text:p>
        </text:list-item>
        <text:list-item>
          <text:p text:style-name="P13">Cluster-dev2-DS<text:span text:style-name="T36">2</text:span> <text:span text:style-name="T35">(4To)</text:span></text:p>
        </text:list-item>
      </text:list>
      <text:p text:style-name="P44"/>
      <text:h text:style-name="P1" text:outline-level="2">Réseau</text:h>
      <text:p text:style-name="P4"/>
      <text:p text:style-name="P34">Chaque hyperviseur <text:span text:style-name="T55">possède deux cartes réseaux 4 ports 1G </text:span>e<text:span text:style-name="T55">t ils sont</text:span> relié<text:span text:style-name="T55">s à un switch (24 ports) via 4 connexions 1G, réparties de la manière suivante :</text:span></text:p>
      <text:p text:style-name="P34"/>
      <text:p text:style-name="P43">- <text:span text:style-name="T63">1</text:span> pour le trafic console</text:p>
      <text:p text:style-name="P43">- <text:span text:style-name="T63">1</text:span> <text:span text:style-name="T63">pour le trafic</text:span> <text:span text:style-name="T56">d</text:span>es VM</text:p>
      <text:p text:style-name="P43">- <text:span text:style-name="T63">1 pour le vMotion</text:span></text:p>
      <text:p text:style-name="P42">- <text:span text:style-name="T63">1</text:span> pour le transport du trafic iSCSI</text:p>
      <text:p text:style-name="P4"/>
      <text:p text:style-name="P4"/>
      <text:p text:style-name="P4">Aujourd'hui, les développeurs travaillent tous dans une seule et même zone réseau <text:span text:style-name="T37">(un VLAN)</text:span> qui est accessible uniquement en intranet <text:span text:style-name="T38">avec </text:span>un filtre sur l'adresse IP de leur poste. Toutes les machines dans cette zone peuvent se voir au niveau L2. </text:p>
      <text:p text:style-name="P4"/>
      <text:p text:style-name="P4"/>
      <text:p text:style-name="P48">La baie de stockage est relié par 4x4 liens 1G au switch.</text:p>
      <text:p text:style-name="P4"/>
      <text:p text:style-name="P4"/>
      <text:h text:style-name="P1" text:outline-level="2">Gestion</text:h>
      <text:p text:style-name="P4"/>
      <text:p text:style-name="P4"><text:span text:style-name="T39">L'équipe d'infrastructure est en charge de l'</text:span>installation des machines virtuelles. <text:span text:style-name="T51">Elle utilise des templates qu’elle déploie à la main.</text:span></text:p>
      <text:p text:style-name="P4"/>
      <text:p text:style-name="P27">La mise à disposition ou la réinstallation d'une machine virtuelle prend de 1 à <text:span text:style-name="T51">4 </text:span>jours.</text:p>
      <text:p text:style-name="P4"/>
      <text:p text:style-name="P4"/>
      <text:p text:style-name="P36">Maintenance</text:p>
      <text:p text:style-name="P38">La maintenance de la baie de stockage et des hyperviseurs Dell <text:span text:style-name="T64">est terminée.</text:span></text:p>
      <text:p text:style-name="P40">Les licences VMware sont sous maintenance.</text:p>
      <text:p text:style-name="P37"/>
      <text:p text:style-name="P39"/>
      <text:p text:style-name="P39"/>
      <text:p text:style-name="P39"/>
      <text:p text:style-name="P35"/>
      <text:p text:style-name="P28"/>
      <text:h text:style-name="P49" text:outline-level="1"/>
      <text:h text:style-name="P51" text:outline-level="1">Les besoins</text:h>
      <text:p text:style-name="P4"/>
      <text:p text:style-name="P6"><text:span text:style-name="T53">Le responsable de l’infrastructure</text:span><text:span text:style-name="T1"> </text:span><text:span text:style-name="T2">souhaite assister à une présentation (20 minutes) dans laquelle </text:span><text:span text:style-name="T9">vous </text:span><text:span text:style-name="T10">(</text:span><text:span text:style-name="T9">ou </text:span><text:span text:style-name="T4">votre </text:span><text:span text:style-name="T5">groupe</text:span><text:span text:style-name="T6">)</text:span><text:span text:style-name="T4"> ser</text:span><text:span text:style-name="T6">ez</text:span><text:span text:style-name="T4"> force de proposition </text:span><text:span text:style-name="T8">sur</text:span><text:span text:style-name="T7"> les évolutions à mener pour améliorer la situation.</text:span></text:p>
      <text:p text:style-name="P6"><text:span text:style-name="T3"/></text:p>
      <text:p text:style-name="P45">Vous avez la liberté de proposer la solution que vous souhaitez pour répondre aux problématiques (VMware, KVM, Openstack, Cloudstack, ..)</text:p>
      <text:p text:style-name="P45">Deux contraintes sont imposées : l’utilisation du cloud ou hébergement externe n’est pas possible. La solution retenue devra faire appel à une solution de virtualisation.</text:p>
      <text:p text:style-name="P4"/>
      <text:p text:style-name="P45">Votre <text:span text:style-name="T59">présentation</text:span> pourra contenir une démonstration si vous le souhaitez.</text:p>
      <text:p text:style-name="P29"/>
      <text:p text:style-name="P4"/>
      <text:p text:style-name="P30">Les développeurs ont remonté les <text:span text:style-name="T43">points</text:span> suivants :</text:p>
      <text:p text:style-name="P30">- <text:span text:style-name="T58">Ils veulent être en mesure de déployer eux mêmes leur machines sans devoir se connecter à une interface graphique, la ligne de commande :  « il n’y a que ça de vrai »,</text:span></text:p>
      <text:p text:style-name="P16">- <text:span text:style-name="T60">Ils ne veulent plus avoir à faire appel a</text:span>ux administrateurs lorsqu'ils veulent réaliser des snapshots sur leur VM<text:span text:style-name="T45">,</text:span></text:p>
      <text:p text:style-name="P4">- <text:span text:style-name="T58">Ils veulent avoir accès à la console de leur VM pour voir ce qu’il se passe</text:span> en cas de crash<text:span text:style-name="T45">,</text:span></text:p>
      <text:p text:style-name="P4">- Le non <text:span text:style-name="T46">cloisonnement</text:span> réseau entre les équipes de développement semble poser problème car un des membres de l'équipe <text:span text:style-name="T44">Mikado</text:span> accuse un membre de l'équipe <text:span text:style-name="T44">Shunkworks</text:span> d'avoir utilisé une faille Windows pour faire re<text:span text:style-name="T58">démarrer</text:span> sa machine de développement<text:span text:style-name="T45">,</text:span></text:p>
      <text:p text:style-name="P47"/>
      <text:p text:style-name="P47">Le responsable a remonté les points suivants :</text:p>
      <text:p text:style-name="P47">- Vous devez proposez si nécessaire des équipements (serveurs, stockage, réseau) pour remplacer les existants. Il ne vous est pas demandé de définir les modèles précis/marqu<text:span text:style-name="T65">e</text:span> mais les spécifications attendues des équipements cibles.</text:p>
      <text:p text:style-name="P4"/>
      <text:p text:style-name="P4"/>
      <text:p text:style-name="P46">Outre les besoins ci-dessus, voici quelques éléments supplémentaires :</text:p>
      <text:p text:style-name="P16">- <text:span text:style-name="T60">Les développeurs de l’équipe </text:span><text:span text:style-name="T25">avengers</text:span><text:span text:style-name="T60"> se plaignent de performances assez mauvaises sur leurs tests de HBASE et de TensorFlow. Quels éléments seraient à creuser ?</text:span></text:p>
      <text:p text:style-name="P16">- <text:span text:style-name="T60">Les développeurs de l’équipe </text:span><text:span text:style-name="T22">shunkworks </text:span><text:span text:style-name="T61"> </text:span><text:span text:style-name="T62">utilise des conteneurs sur leur poste de travail mais pas dans l’environnement de développement. Quels seraient les pistes à envisager ?</text:span></text:p>
      <text:p text:style-name="P4"/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3:41:00.207814433</meta:creation-date>
    <dc:date>2020-04-10T12:13:54.255315814</dc:date>
    <meta:editing-duration>PT12H32M43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4" meta:paragraph-count="73" meta:word-count="954" meta:character-count="5743" meta:non-whitespace-character-count="4853"/>
  </office:meta>
</office:document-meta>
</file>